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_O que é um cluster_</text:p>
      <text:p text:style-name="Standard"/>
      <text:p text:style-name="Standard">cluster: grupo, aglomerado</text:p>
      <text:p text:style-name="Standard">Consiste em computadores ligados que trabalham em conjundo, de modo que, em muitos aspectos, podem ser considerados como um único sistema.</text:p>
      <text:p text:style-name="Standard">Computadores em cluster executam a mesma tarefa, controlado e programado por software.</text:p>
      <text:p text:style-name="Standard">Cada computador presente em cluster é conhecido como nó (node).</text:p>
      <text:p text:style-name="Standard"/>
      <text:p text:style-name="Standard">O Swarm é um recurso do Docker que fornece funcionalidades de orquestração de contêiner, incluindo clustering nativo de hosts do Docker e agendamento de cargas de trabalho de contêiners. Um grupo de hosts do Docker formam um cluster "Swarm".</text:p>
      <text:p text:style-name="Standard"/>
      <text:p text:style-name="Standard">Nós gerenciadores e nós de trabalho</text:p>
      <text:p text:style-name="Standard">Um swarm é composto por dois tipos de hosts de contêiner: nós gerenciadores e nós de trabalho. Todos os comandos CLI do Docker para controlar e monitorar um swarm devem ser executados em um de seus nós gerenciadores. Os nós gerenciadores podem ser considerados os "zeladores" do estado Swarm - juntos, eles foram um grupo de consenso que mantém o reconhecimento do estado dos serviços em execução no swarm, e o trabalho deles é garantir que o estado real do swarm seja sempre condizente com o estado desejado, conforme definido pelo desenvolvedor ou administrador. Para ingressar em um swarm, um nó de trabalho deve usar um "token de associação" gerado pelo nó gerenciador quando o swarm foi inicializado.</text:p>
      <text:p text:style-name="Standard"/>
      <text:p text:style-name="Standard">Para que o cluster Swarm esteja ativo e funcionando, eu tenho que ter pelo menos 51% dos managers funcionando.</text:p>
      <text:p text:style-name="Standard"/>
      <text:p text:style-name="Standard">****************************</text:p>
      <text:p text:style-name="Standard"/>
      <text:p text:style-name="Standard">_Cluster em nuvem - Redes e sub redes_</text:p>
      <text:p text:style-name="Standard"/>
      <text:p text:style-name="Standard">Para criar Redes, Subredes, Gateways, Roteamento na AWS, utilizar VPC.</text:p>
      <text:p text:style-name="Standard"/>
      <text:p text:style-name="Standard">A Amazon Virtual Private Cloud (Amazon VPC) permite executar recursos da AWS em uma rede virtual que você definiu. Essa rede virtual se assemelha a uma rede tradicional que você operaria em seu próprio datacenter, com os benefícios de usar a infraestrutura escalável da AWS.</text:p>
      <text:p text:style-name="Standard"/>
      <text:p text:style-name="Standard">Ao criar VPC, informar um nome em CIDR IPv4 utilizar o padrão AWS: 172.31.0.0/24</text:p>
      <text:p text:style-name="Standard"/>
      <text:p text:style-name="Standard">Após isso, criar Subrede, selecionando tag de VPC, e informando mesmo IP informado na criação da VPC</text:p>
      <text:p text:style-name="Standard"/>
      <text:p text:style-name="Standard">Após isso, criar gateway de internet.</text:p>
      <text:p text:style-name="Standard"/>
      <text:p text:style-name="Standard">Copiar o ID do gateway criado, e associar a uma VPC: clicar no botão "Associar a uma VPC", e informar o gateway criado.</text:p>
      <text:p text:style-name="Standard"/>
      <text:p text:style-name="Standard">Próximo passo é criar tabela de roteamento/routers, no menu "Tabela de rotas". Nessa, você já encontrará a VPC criada anteriormente. Acessar o link da VPC na coluna "ID da tabela de rotas".</text:p>
      <text:p text:style-name="Standard">Após acessar, clicar em "Editar rotas" &gt; "Adicionar rota": </text:p>
      <text:p text:style-name="Standard">1) Em destino, informar 0.0.0.0/0</text:p>
      <text:p text:style-name="Standard">2) Em alvo, colar o id do gateway criado</text:p>
      <text:p text:style-name="Standard">3) Clicar em "Salvar"</text:p>
      <text:p text:style-name="Standard"/>
      <text:p text:style-name="Standard"><text:soft-page-break/>Após isso, terá controle melhor da rede que vou utilizar e também da subrede; Dessa forma terei certeza que minhas máquinas virtuais poderão conversar entre si e eu sei qual faixa de IP essa máquina vai pegar. Dessa forma, terá controle muito maior do cluster a ser criado.</text:p>
      <text:p text:style-name="Standard"/>
      <text:p text:style-name="Standard">**********************************</text:p>
      <text:p text:style-name="Standard"/>
      <text:p text:style-name="Standard">_Cluster em nuvem - Subindo máquinas EC2_</text:p>
      <text:p text:style-name="Standard"/>
      <text:p text:style-name="Standard">Para criar uma nova instância EC2 Ubuntu.</text:p>
      <text:p text:style-name="Standard">Na criação, informar o número de instâncias (canto direito), no caso 4.</text:p>
      <text:p text:style-name="Standard"/>
      <text:p text:style-name="Standard">Em "Configuração de rede", clicar em "Editar". Selecionar o VPC criado anteriormente.</text:p>
      <text:p text:style-name="Standard"/>
      <text:p text:style-name="Standard">Em "Atribuir IP público automaticamente", definir "Habilitar".</text:p>
      <text:p text:style-name="Standard"/>
      <text:p text:style-name="Standard">Em "Firewall", seleciar "Criar grupo de segurança" e informar um nome (Docker-Swarm). Terá vários requisitos de firewall a serem tratados, por isso deve ser definido.</text:p>
      <text:p text:style-name="Standard"/>
      <text:p text:style-name="Standard">Em "Detalhes avançados", ir para o campo "Dados do usuário".</text:p>
      <text:p text:style-name="Standard"/>
      <text:p text:style-name="Standard">Eu to subindo 4 servidores. Desses 4, não terei o docker instalado, então eu posso abrir máquina por máquina e instalar o docker ou eu já posso subir essa máquina com o docker instalado. </text:p>
      <text:p text:style-name="Standard"/>
      <text:p text:style-name="Standard">COpiar a estrutura do arquivo do seguinte repo: https://github.com/denilsonbonatti/docker-ubuntu-install-dio</text:p>
      <text:p text:style-name="Standard"/>
      <text:p text:style-name="Standard">Copiar somente da linha 1 até a 15. Colar esse conteúdo no campo "Dados do usuário". </text:p>
      <text:p text:style-name="Standard"/>
      <text:p text:style-name="Standard">Quando subir a máquina, já virá com o docker instalado. </text:p>
      <text:p text:style-name="Standard"/>
      <text:p text:style-name="Standard">Após isso, clicar em "Executar instância"</text:p>
      <text:p text:style-name="Standard"/>
      <text:p text:style-name="Standard">****************************</text:p>
      <text:p text:style-name="Standard"/>
      <text:p text:style-name="Standard">_Iniciando um Cluster Swarm_</text:p>
      <text:p text:style-name="Standard"/>
      <text:p text:style-name="Standard">É necessário iniciar máquina por máquina e adicionar ao cluster.</text:p>
      <text:p text:style-name="Standard"/>
      <text:p text:style-name="Standard">Logar em cada máquina e trocar o nome de cada:</text:p>
      <text:p text:style-name="Standard"/>
      <text:p text:style-name="Standard">hostnamectl hostname aws1</text:p>
      <text:p text:style-name="Standard">Comando para definir um novo nome para a máquina.</text:p>
      <text:p text:style-name="Standard"/>
      <text:p text:style-name="Standard">Esse primeiro nó (aws1) será o nó gerenciador, no futuro não precisarei entrar máquina por máquina para gerenciar o cluster, utilizo sempre o nó gerenciador </text:p>
      <text:p text:style-name="Standard"/>
      <text:p text:style-name="Standard">docker swarm init</text:p>
      <text:p text:style-name="Standard">Comando para inicializar o Docker Swarm. Após isso, é mostrado informações de comandos para adicionar workers</text:p>
      <text:p text:style-name="Standard"/>
      <text:p text:style-name="Standard">Após isso, abrir as outras máquinas criadas e renomear.</text:p>
      <text:p text:style-name="Standard"/>
      <text:p text:style-name="Standard"><text:soft-page-break/>Depois disso, adicionar a máquina ao cluster, executando o comando conforme token e porta gerada na máquina principal</text:p>
      <text:p text:style-name="Standard"/>
      <text:p text:style-name="Standard">docker swarm join --token SWMTKN-1-5pdamhi8sbl1p5t3mcv629u1mid1b1t5jobdasu5e9fa9bnpbk-0zi9ch3e1gzza0i5cqz6g8r5o 172.31.0.248:2377</text:p>
      <text:p text:style-name="Standard"/>
      <text:p text:style-name="Standard">Inicialmente não funcionará, porque haverá o bloquei do firewall. Na AWS, selecionar a instância, ir na aba "Segurança". Clicar no link "Grupos de segurança". Em "Regras de segurança", a única porta que está habilitada é a 22. Clicar em "Editar regras de entrada", clicar em "Adicionar regra", selecionar "TCP personalizado". Informar porta 2377 e ip 172.31.0.0/24 e descrição Docker Swarm. Clicar em "Salvar".</text:p>
      <text:p text:style-name="Standard"/>
      <text:p text:style-name="Standard">Na máquina que estava tentando vincular ao cluster, executar o comando para sair do Swarm:</text:p>
      <text:p text:style-name="Standard">docker swarm leave</text:p>
      <text:p text:style-name="Standard"/>
      <text:p text:style-name="Standard">Após isso, executar novamente o comando "socker swarm join". Esse nó será adicionado como Worker, enquando que o principal será o Gerenciador.</text:p>
      <text:p text:style-name="Standard"/>
      <text:p text:style-name="Standard">Após isso, executar os mesmos passos nos demais nós: renomear o hotname e executar o "socker swarm join".</text:p>
      <text:p text:style-name="Standard"/>
      <text:p text:style-name="Standard">docker node ls</text:p>
      <text:p text:style-name="Standard">Comando que mostrará a lista de nós adicionados ao swarm. Executar esse comando no nó gerente.</text:p>
      <text:p text:style-name="Standard"/>
      <text:p text:style-name="Standard">********************</text:p>
      <text:p text:style-name="Standard"/>
      <text:p text:style-name="Standard">_Cluster em infraestrutura local_</text:p>
      <text:p text:style-name="Standard">_Iniciando o Cluster em infraestrutura local_</text:p>
      <text:p text:style-name="Standard"/>
      <text:p text:style-name="Standard">Referencia:</text:p>
      <text:p text:style-name="Standard">https://github.com/denilsonbonatti/lab-docker-vagrant</text:p>
      <text:p text:style-name="Standard"/>
      <text:p text:style-name="Standard">vagrant up</text:p>
      <text:p text:style-name="Standard">Comando para executar o processo em ambiente local.</text:p>
      <text:p text:style-name="Standard"/>
      <text:p text:style-name="Standard">vagrant ssh node01</text:p>
      <text:p text:style-name="Standard">Comando para executar acesso remoto ao nó. É necessário executar esse comando via terminal na pasta onde está o arquivo vagrant.</text:p>
      <text:p text:style-name="Standard"/>
      <text:p text:style-name="Standard">docker swarm init --advertise-addr 10.0.0.180</text:p>
      <text:p text:style-name="Standard">Comando para iniciar o swarm no nó principal. Necessário informar o ip contido em eth1.</text:p>
      <text:p text:style-name="Standard"/>
      <text:p text:style-name="Standard">Irá iniciar e retornar comando "docker swarm join" com token e ip, para ser excutado nos demais nós</text:p>
      <text:p text:style-name="Standard"/>
      <text:p text:style-name="Standard">******************************</text:p>
      <text:p text:style-name="Standard"/>
      <text:p text:style-name="Standard">_Criando um serviço em um cluster_</text:p>
      <text:p text:style-name="Standard"/>
      <text:p text:style-name="Standard">Caso eu tenha um serviço ou microsserviço que seja muito requisitado, eu posso escalá-lo em mais de um cluster. </text:p>
      <text:p text:style-name="Standard"><text:soft-page-break/></text:p>
      <text:p text:style-name="Standard">docker service ls</text:p>
      <text:p text:style-name="Standard">Comando que mostra quais serviços estão sendo executados.</text:p>
      <text:p text:style-name="Standard"/>
      <text:p text:style-name="Standard">docker service create --name web-server --replicas 15 -p 80:80 httpd</text:p>
      <text:p text:style-name="Standard">Comando para a criação de um serviço do apache contendo 15 réplicas.</text:p>
      <text:p text:style-name="Standard"/>
      <text:p text:style-name="Standard">docker service ps web-server</text:p>
      <text:p text:style-name="Standard">Comando que mostrará a lista de conteiners e nós para onde o serviço foi replicado</text:p>
      <text:p text:style-name="Standard"/>
      <text:p text:style-name="Standard">Necessário adicionar nova regra de segurança para liberar acesso a porta 80 (http): TCP personalizado, porta 80, ip 0.0.0.0/0</text:p>
      <text:p text:style-name="Standard"/>
      <text:p text:style-name="Standard">docker node update --availability drain aws1</text:p>
      <text:p text:style-name="Standard">Comando para eliminar todos os conteiners que estão apontados para o node gerencial, de forma que seja usado somente para gerenciar os demais nós. Esse comando também desabilita que esse nó seja conteinerizado. </text:p>
      <text:p text:style-name="Standard"/>
      <text:p text:style-name="Standard">docker service rm web-server</text:p>
      <text:p text:style-name="Standard">Comando que remove serviço e mata todos os conteiners.</text:p>
      <text:p text:style-name="Standard"/>
      <text:p text:style-name="Standard">docker service create --name web-server --replicas 15 -p 80:80 httpd</text:p>
      <text:p text:style-name="Standard">Comando que irá novamente conteinerizar o serviço em 15 replicas, sendo usados somente os nós que não foram inabilitados. Ou seja, o nó aws1, desabilitado anteriormente, não receberá conteiner.</text:p>
      <text:p text:style-name="Standard"/>
      <text:p text:style-name="Standard">docker node update --availability active aws1</text:p>
      <text:p text:style-name="Standard">Comando para atualizar nó para torná-lo apto a receber conteiners. Para torná-lo inapto, utilizar o parâmetro inactive.</text:p>
      <text:p text:style-name="Standard"/>
      <text:p text:style-name="Standard">******************</text:p>
      <text:p text:style-name="Standard"/>
      <text:p text:style-name="Standard">_Consistência de dados em um cluster_</text:p>
      <text:p text:style-name="Standard"/>
      <text:p text:style-name="Standard">docker volume create app</text:p>
      <text:p text:style-name="Standard">Comando para criação de um novo volume no Docker</text:p>
      <text:p text:style-name="Standard"/>
      <text:p text:style-name="Standard">cd /var/lib/docker/volumes/app/_data/</text:p>
      <text:p text:style-name="Standard">Comando para posicionar na pasta do volume criado</text:p>
      <text:p text:style-name="Standard"/>
      <text:p text:style-name="Standard">Criar nessa pasta um index.html</text:p>
      <text:p text:style-name="Standard"/>
      <text:p text:style-name="Standard">docker service create --name meu-app --replicas 15 -dt -p 80:80 --mount type=volume,src=app,dst=/usr/local/apache2/htdocs/ httpd</text:p>
      <text:p text:style-name="Standard">Comando para criação de service apache apontando para volume criado, e replicado 15 vezes e em diferentes nós.</text:p>
      <text:p text:style-name="Standard"/>
      <text:p text:style-name="Standard">NFS: servidor de insfraestrutua que resolve consistência entre nós. Quando você simplesmente roda o "docker service create", são criadas as réplicas nos nós, porém somente no nó em que foi criado o volume o serviço fica consistente. O NFS replica o que está no volume do nó onde foi criado para os demais, mantendo a atualização/replicação.</text:p>
      <text:p text:style-name="Standard"/>
      <text:p text:style-name="Standard">cd /</text:p>
      <text:p text:style-name="Standard"><text:soft-page-break/>apt install nfs-server -y</text:p>
      <text:p text:style-name="Standard">Comando para instalação do nfs server.</text:p>
      <text:p text:style-name="Standard"/>
      <text:p text:style-name="Standard">Após instalado o nfs, necessário editar configuração e apontar qual é o diretório da replicação, que é o diretório do volume criado.</text:p>
      <text:p text:style-name="Standard"/>
      <text:p text:style-name="Standard">nano /etc/exports</text:p>
      <text:p text:style-name="Standard">Comando para editar o arquivo de configuração. No final do arquivo, deve ser informado o diretório do volume.</text:p>
      <text:p text:style-name="Standard"/>
      <text:p text:style-name="Standard">Inserir a seguinte linha ao final do arquivo:</text:p>
      <text:p text:style-name="Standard">/var/lib/docker/volumes/app/_data *(rw,sync,subtree_check)</text:p>
      <text:p text:style-name="Standard">*= libera acesso a todos os arquivos</text:p>
      <text:p text:style-name="Standard">rw=Libera leitura e escrita</text:p>
      <text:p text:style-name="Standard">sync= sincroniza arquivos e pastas</text:p>
      <text:p text:style-name="Standard">subtree_check=libera acesso a sub pastas</text:p>
      <text:p text:style-name="Standard"/>
      <text:p text:style-name="Standard">Após isso, necessário realizar o exports.</text:p>
      <text:p text:style-name="Standard"/>
      <text:p text:style-name="Standard">exportfs -ar</text:p>
      <text:p text:style-name="Standard">Comando para realizar o exports</text:p>
      <text:p text:style-name="Standard"/>
      <text:p text:style-name="Standard">Após isso, o servidor sabe qual é o diretório que será exportado e quais permissões.</text:p>
      <text:p text:style-name="Standard"/>
      <text:p text:style-name="Standard">É necessário liberar no firewall o protocolo no NFS.</text:p>
      <text:p text:style-name="Standard"/>
      <text:p text:style-name="Standard">Na AWS, selecionar a instância do nó principal, copiar o IP privado. </text:p>
      <text:p text:style-name="Standard">Ir na aba "Segurança" e acessar o link do "Grupo de segurança". </text:p>
      <text:p text:style-name="Standard">Acessar "Editar regras de entrada". Clicar em "Adicionar regra". </text:p>
      <text:p text:style-name="Standard">Adicionar as seguintes regras:</text:p>
      <text:p text:style-name="Standard">Tipo = NFS, faixa de IP = 172.31.0.0/24.</text:p>
      <text:p text:style-name="Standard">Tipo: Todos os UDPs, faixa de IP = 172.31.0.0/24.</text:p>
      <text:p text:style-name="Standard"/>
      <text:p text:style-name="Standard"/>
      <text:p text:style-name="Standard">Após isso, fazer acesso remoto na segunda máquina. Nas demais máquinas, deve ser instalado o nfs common</text:p>
      <text:p text:style-name="Standard"/>
      <text:p text:style-name="Standard">apt install nfs-common -y</text:p>
      <text:p text:style-name="Standard">Comando para instalar o nfs-common</text:p>
      <text:p text:style-name="Standard"/>
      <text:p text:style-name="Standard">showmount -e 172.31.0.248</text:p>
      <text:p text:style-name="Standard">Comando para testar o acesso a máquina´princial. Irá listar os volumes comparitlhados.</text:p>
      <text:p text:style-name="Standard"/>
      <text:p text:style-name="Standard">Após isso, necessário replicar esse volume para a máquina/nó que está conseguindo acessar esse volume.</text:p>
      <text:p text:style-name="Standard"/>
      <text:p text:style-name="Standard">mount 172.31.0.248:/var/lib/docker/volumes/app/_data /var/lib/docker/volumes/app/_data</text:p>
      <text:p text:style-name="Standard">Comando para replicar volume da máquina principal para uma mesma pasta numa outra máquina cluster. Executar esse mesmo comando nas demais maquinas</text:p>
      <text:p text:style-name="Standard"/>
      <text:p text:style-name="Standard">****************************</text:p>
      <text:p text:style-name="Standard"/>
      <text:p text:style-name="Standard"><text:soft-page-break/>_Exemplo de aplicação em cluster_</text:p>
      <text:p text:style-name="Standard"/>
      <text:p text:style-name="Standard">docker volume create data</text:p>
      <text:p text:style-name="Standard">Comando para criação de um volume</text:p>
      <text:p text:style-name="Standard"/>
      <text:p text:style-name="Standard">docker run -e MYSQL_ROOT_PASSWORD=Senha123 -e MYSQL_DATABASE=meubanco --name mysql-A -d -p 3306:3306 --mount type=volume,src=data,dst=/var/lib/mysql mysql</text:p>
      <text:p text:style-name="Standard">Comando para criação de um conteiner do banco MySQL</text:p>
      <text:p text:style-name="Standard"/>
      <text:p text:style-name="Standard">Necessário liberar a porta 3306 no grupo de segurança na AWS.</text:p>
      <text:p text:style-name="Standard">Tipo = MYSQL/Aurora, IP = 0.0.0.0/24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9T22:10:28.473000000</dc:date>
    <meta:editing-duration>P1DT2H56M19S</meta:editing-duration>
    <meta:editing-cycles>5</meta:editing-cycles>
    <meta:generator>LibreOffice/7.3.0.3$Windows_X86_64 LibreOffice_project/0f246aa12d0eee4a0f7adcefbf7c878fc2238db3</meta:generator>
    <meta:document-statistic meta:table-count="0" meta:image-count="0" meta:object-count="0" meta:page-count="6" meta:paragraph-count="134" meta:word-count="1618" meta:character-count="10454" meta:non-whitespace-character-count="8973"/>
  </office:meta>
</office:document-meta>
</file>